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14513888888889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0.27919310000000003" table:style-name="ce1">
            <text:p>0.2791931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0.23659079999999999" table:style-name="ce1">
            <text:p>0.2365908</text:p>
          </table:table-cell>
          <table:table-cell table:style-name="ce1"/>
          <table:table-cell office:value-type="float" office:value="0.26514509979999995" table:formula="of:=AVERAGE([.A1:.A7])" table:style-name="ce1">
            <text:p>0.2651451</text:p>
          </table:table-cell>
          <table:table-cell office:value-type="float" office:value="0.34207145999999999" table:formula="of:=AVERAGE([.A9:.A13])" table:style-name="ce1">
            <text:p>0.34207146</text:p>
          </table:table-cell>
          <table:table-cell office:value-type="float" office:value="1.2133495000000001" table:formula="of:=AVERAGE([.A15:.A19])" table:style-name="ce1">
            <text:p>1.2133495</text:p>
          </table:table-cell>
          <table:table-cell office:value-type="float" office:value="0.32086984000000002" table:formula="of:=AVERAGE([.A21:.A25])" table:style-name="ce1">
            <text:p>0.32086984</text:p>
          </table:table-cell>
          <table:table-cell office:value-type="float" office:value="0.28399354059999998" table:formula="of:=AVERAGE([.A28:.A32])" table:style-name="ce1">
            <text:p>0.283993541</text:p>
          </table:table-cell>
          <table:table-cell office:value-type="float" office:value="0.29970172" table:formula="of:=AVERAGE([.A35:.A39])" table:style-name="ce1">
            <text:p>0.29970172</text:p>
          </table:table-cell>
          <table:table-cell office:value-type="float" office:value="0.37071166039999998" table:formula="of:=AVERAGE([.A42:.A46])" table:style-name="ce1">
            <text:p>0.37071166</text:p>
          </table:table-cell>
          <table:table-cell office:value-type="float" office:value="0.33796786000000001" table:formula="of:=AVERAGE([.A49:.A53])" table:style-name="ce1">
            <text:p>0.33796786</text:p>
          </table:table-cell>
          <table:table-cell office:value-type="float" office:value="0.39622083999999996" table:formula="of:=AVERAGE([.A56:.A60])" table:style-name="ce1">
            <text:p>0.39622084</text:p>
          </table:table-cell>
          <table:table-cell office:value-type="float" office:value="0.46058253960000001" table:formula="of:=AVERAGE([.A63:.A67])" table:style-name="ce1">
            <text:p>0.46058254</text:p>
          </table:table-cell>
          <table:table-cell office:value-type="float" office:value="4.0083336198000001" table:formula="of:=AVERAGE([.A70:.A74])" table:style-name="ce1">
            <text:p>4.00833362</text:p>
          </table:table-cell>
          <table:table-cell table:number-columns-repeated="16371"/>
        </table:table-row>
        <table:table-row table:style-name="ro1">
          <table:table-cell office:value-type="float" office:value="0.29899579900000001" table:style-name="ce1">
            <text:p>0.298995799</text:p>
          </table:table-cell>
          <table:table-cell table:number-columns-repeated="16383" table:style-name="ce1"/>
        </table:table-row>
        <table:table-row table:style-name="ro1">
          <table:table-cell office:value-type="float" office:value="0.26366489900000001" table:style-name="ce1">
            <text:p>0.263664899</text:p>
          </table:table-cell>
          <table:table-cell table:number-columns-repeated="16383" table:style-name="ce1"/>
        </table:table-row>
        <table:table-row table:style-name="ro1">
          <table:table-cell office:value-type="float" office:value="0.247280901" table:style-name="ce1">
            <text:p>0.247280901</text:p>
          </table:table-cell>
          <table:table-cell table:number-columns-repeated="16383" table:style-name="ce1"/>
        </table:table-row>
        <table:table-row table:style-name="ro1">
          <table:table-cell office:value-type="float" office:value="0.26514509979999995" table:formula="of:=AVERAGE([.A1:.A5])" table:style-name="ce1">
            <text:p>0.2651451</text:p>
          </table:table-cell>
          <table:table-cell table:number-columns-repeated="16383" table:style-name="ce1"/>
        </table:table-row>
        <table:table-row table:style-name="ro1">
          <table:table-cell office:value-type="float" office:value="0.26514509979999995" table:formula="of:=AVERAGE([.A1:.A6])" table:style-name="ce1">
            <text:p>0.2651451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30267329999999998" table:style-name="ce1">
            <text:p>0.3026733</text:p>
          </table:table-cell>
          <table:table-cell table:number-columns-repeated="16383" table:style-name="ce1"/>
        </table:table-row>
        <table:table-row table:style-name="ro1">
          <table:table-cell office:value-type="float" office:value="0.29028260099999997" table:style-name="ce1">
            <text:p>0.290282601</text:p>
          </table:table-cell>
          <table:table-cell table:number-columns-repeated="16383" table:style-name="ce1"/>
        </table:table-row>
        <table:table-row table:style-name="ro1">
          <table:table-cell office:value-type="float" office:value="0.38426270000000001" table:style-name="ce1">
            <text:p>0.3842627</text:p>
          </table:table-cell>
          <table:table-cell table:number-columns-repeated="16383" table:style-name="ce1"/>
        </table:table-row>
        <table:table-row table:style-name="ro1">
          <table:table-cell office:value-type="float" office:value="0.32784699899999997" table:style-name="ce1">
            <text:p>0.327846999</text:p>
          </table:table-cell>
          <table:table-cell table:number-columns-repeated="16383" table:style-name="ce1"/>
        </table:table-row>
        <table:table-row table:style-name="ro1">
          <table:table-cell office:value-type="float" office:value="0.40529169999999998" table:style-name="ce1">
            <text:p>0.4052917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.145205899" table:style-name="ce1">
            <text:p>1.145205899</text:p>
          </table:table-cell>
          <table:table-cell table:number-columns-repeated="16383" table:style-name="ce1"/>
        </table:table-row>
        <table:table-row table:style-name="ro1">
          <table:table-cell office:value-type="float" office:value="1.2408047" table:style-name="ce1">
            <text:p>1.2408047</text:p>
          </table:table-cell>
          <table:table-cell table:number-columns-repeated="16383" table:style-name="ce1"/>
        </table:table-row>
        <table:table-row table:style-name="ro1">
          <table:table-cell office:value-type="float" office:value="1.1643460999999999" table:style-name="ce1">
            <text:p>1.1643461</text:p>
          </table:table-cell>
          <table:table-cell table:number-columns-repeated="16383"/>
        </table:table-row>
        <table:table-row table:style-name="ro1">
          <table:table-cell office:value-type="float" office:value="1.3648585" table:style-name="ce1">
            <text:p>1.3648585</text:p>
          </table:table-cell>
          <table:table-cell table:number-columns-repeated="16383"/>
        </table:table-row>
        <table:table-row table:style-name="ro1">
          <table:table-cell office:value-type="float" office:value="1.151532301" table:style-name="ce1">
            <text:p>1.151532301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40811279900000003" table:style-name="ce1">
            <text:p>0.408112799</text:p>
          </table:table-cell>
          <table:table-cell table:number-columns-repeated="16383"/>
        </table:table-row>
        <table:table-row table:style-name="ro1">
          <table:table-cell office:value-type="float" office:value="0.3078572" table:style-name="ce1">
            <text:p>0.3078572</text:p>
          </table:table-cell>
          <table:table-cell table:number-columns-repeated="16383"/>
        </table:table-row>
        <table:table-row table:style-name="ro1">
          <table:table-cell office:value-type="float" office:value="0.34925340100000002" table:style-name="ce1">
            <text:p>0.349253401</text:p>
          </table:table-cell>
          <table:table-cell table:number-columns-repeated="16383"/>
        </table:table-row>
        <table:table-row table:style-name="ro1">
          <table:table-cell office:value-type="float" office:value="0.26427879999999998" table:style-name="ce1">
            <text:p>0.2642788</text:p>
          </table:table-cell>
          <table:table-cell table:number-columns-repeated="16383"/>
        </table:table-row>
        <table:table-row table:style-name="ro1">
          <table:table-cell office:value-type="float" office:value="0.27484700000000001" table:style-name="ce1">
            <text:p>0.274847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0.33487830099999999" table:style-name="ce1">
            <text:p>0.334878301</text:p>
          </table:table-cell>
          <table:table-cell table:number-columns-repeated="16383"/>
        </table:table-row>
        <table:table-row table:style-name="ro1">
          <table:table-cell office:value-type="float" office:value="0.33578630100000001" table:style-name="ce1">
            <text:p>0.335786301</text:p>
          </table:table-cell>
          <table:table-cell table:number-columns-repeated="16383"/>
        </table:table-row>
        <table:table-row table:style-name="ro1">
          <table:table-cell office:value-type="float" office:value="0.25023400099999998" table:style-name="ce1">
            <text:p>0.250234001</text:p>
          </table:table-cell>
          <table:table-cell table:number-columns-repeated="16383"/>
        </table:table-row>
        <table:table-row table:style-name="ro1">
          <table:table-cell office:value-type="float" office:value="0.27620640000000002" table:style-name="ce1">
            <text:p>0.2762064</text:p>
          </table:table-cell>
          <table:table-cell table:number-columns-repeated="16383"/>
        </table:table-row>
        <table:table-row table:style-name="ro1">
          <table:table-cell office:value-type="float" office:value="0.2228627" table:style-name="ce1">
            <text:p>0.2228627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0.25501829999999998" table:style-name="ce1">
            <text:p>0.2550183</text:p>
          </table:table-cell>
          <table:table-cell table:number-columns-repeated="16383"/>
        </table:table-row>
        <table:table-row table:style-name="ro1">
          <table:table-cell office:value-type="float" office:value="0.31504680000000002" table:style-name="ce1">
            <text:p>0.3150468</text:p>
          </table:table-cell>
          <table:table-cell table:number-columns-repeated="16383"/>
        </table:table-row>
        <table:table-row table:style-name="ro1">
          <table:table-cell office:value-type="float" office:value="0.25213340000000001" table:style-name="ce1">
            <text:p>0.2521334</text:p>
          </table:table-cell>
          <table:table-cell table:number-columns-repeated="16383"/>
        </table:table-row>
        <table:table-row table:style-name="ro1">
          <table:table-cell office:value-type="float" office:value="0.34989999999999999" table:style-name="ce1">
            <text:p>0.3499</text:p>
          </table:table-cell>
          <table:table-cell table:number-columns-repeated="16383"/>
        </table:table-row>
        <table:table-row table:style-name="ro1">
          <table:table-cell office:value-type="float" office:value="0.32641009999999998" table:style-name="ce1">
            <text:p>0.3264101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0.3745578" table:style-name="ce1">
            <text:p>0.3745578</text:p>
          </table:table-cell>
          <table:table-cell table:number-columns-repeated="16383"/>
        </table:table-row>
        <table:table-row table:style-name="ro1">
          <table:table-cell office:value-type="float" office:value="0.37565760100000001" table:style-name="ce1">
            <text:p>0.375657601</text:p>
          </table:table-cell>
          <table:table-cell table:number-columns-repeated="16383"/>
        </table:table-row>
        <table:table-row table:style-name="ro1">
          <table:table-cell office:value-type="float" office:value="0.42163030099999999" table:style-name="ce1">
            <text:p>0.421630301</text:p>
          </table:table-cell>
          <table:table-cell table:number-columns-repeated="16383"/>
        </table:table-row>
        <table:table-row table:style-name="ro1">
          <table:table-cell office:value-type="float" office:value="0.3100774" table:style-name="ce1">
            <text:p>0.3100774</text:p>
          </table:table-cell>
          <table:table-cell table:number-columns-repeated="16383"/>
        </table:table-row>
        <table:table-row table:style-name="ro1">
          <table:table-cell office:value-type="float" office:value="0.3716352" table:style-name="ce1">
            <text:p>0.3716352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0.3888896" table:style-name="ce1">
            <text:p>0.3888896</text:p>
          </table:table-cell>
          <table:table-cell table:number-columns-repeated="16383"/>
        </table:table-row>
        <table:table-row table:style-name="ro1">
          <table:table-cell office:value-type="float" office:value="0.29671130000000001" table:style-name="ce1">
            <text:p>0.2967113</text:p>
          </table:table-cell>
          <table:table-cell table:number-columns-repeated="16383"/>
        </table:table-row>
        <table:table-row table:style-name="ro1">
          <table:table-cell office:value-type="float" office:value="0.30868400000000001" table:style-name="ce1">
            <text:p>0.308684</text:p>
          </table:table-cell>
          <table:table-cell table:number-columns-repeated="16383"/>
        </table:table-row>
        <table:table-row table:style-name="ro1">
          <table:table-cell office:value-type="float" office:value="0.37429689999999999" table:style-name="ce1">
            <text:p>0.3742969</text:p>
          </table:table-cell>
          <table:table-cell table:number-columns-repeated="16383"/>
        </table:table-row>
        <table:table-row table:style-name="ro1">
          <table:table-cell office:value-type="float" office:value="0.32125749999999997" table:style-name="ce1">
            <text:p>0.3212575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0.51909179999999999" table:style-name="ce1">
            <text:p>0.5190918</text:p>
          </table:table-cell>
          <table:table-cell table:number-columns-repeated="16383"/>
        </table:table-row>
        <table:table-row table:style-name="ro1">
          <table:table-cell office:value-type="float" office:value="0.37549110099999999" table:style-name="ce1">
            <text:p>0.375491101</text:p>
          </table:table-cell>
          <table:table-cell table:number-columns-repeated="16383"/>
        </table:table-row>
        <table:table-row table:style-name="ro1">
          <table:table-cell office:value-type="float" office:value="0.36270539899999998" table:style-name="ce1">
            <text:p>0.362705399</text:p>
          </table:table-cell>
          <table:table-cell table:number-columns-repeated="16383"/>
        </table:table-row>
        <table:table-row table:style-name="ro1">
          <table:table-cell office:value-type="float" office:value="0.31447619999999998" table:style-name="ce1">
            <text:p>0.3144762</text:p>
          </table:table-cell>
          <table:table-cell table:number-columns-repeated="16383"/>
        </table:table-row>
        <table:table-row table:style-name="ro1">
          <table:table-cell office:value-type="float" office:value="0.40933969999999997" table:style-name="ce1">
            <text:p>0.4093397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0.48339700000000002" table:style-name="ce1">
            <text:p>0.483397</text:p>
          </table:table-cell>
          <table:table-cell table:number-columns-repeated="16383"/>
        </table:table-row>
        <table:table-row table:style-name="ro1">
          <table:table-cell office:value-type="float" office:value="0.351076999" table:style-name="ce1">
            <text:p>0.351076999</text:p>
          </table:table-cell>
          <table:table-cell table:number-columns-repeated="16383"/>
        </table:table-row>
        <table:table-row table:style-name="ro1">
          <table:table-cell office:value-type="float" office:value="0.45303919999999998" table:style-name="ce1">
            <text:p>0.4530392</text:p>
          </table:table-cell>
          <table:table-cell table:number-columns-repeated="16383"/>
        </table:table-row>
        <table:table-row table:style-name="ro1">
          <table:table-cell office:value-type="float" office:value="0.49613180000000001" table:style-name="ce1">
            <text:p>0.4961318</text:p>
          </table:table-cell>
          <table:table-cell table:number-columns-repeated="16383"/>
        </table:table-row>
        <table:table-row table:style-name="ro1">
          <table:table-cell office:value-type="float" office:value="0.51926769900000003" table:style-name="ce1">
            <text:p>0.519267699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4.1730038990000002" table:style-name="ce1">
            <text:p>4.173003899</text:p>
          </table:table-cell>
          <table:table-cell table:number-columns-repeated="16383"/>
        </table:table-row>
        <table:table-row table:style-name="ro1">
          <table:table-cell office:value-type="float" office:value="4.8009715000000002" table:style-name="ce1">
            <text:p>4.8009715</text:p>
          </table:table-cell>
          <table:table-cell table:number-columns-repeated="16383"/>
        </table:table-row>
        <table:table-row table:style-name="ro1">
          <table:table-cell office:value-type="float" office:value="3.4156081999999999" table:style-name="ce1">
            <text:p>3.4156082</text:p>
          </table:table-cell>
          <table:table-cell table:number-columns-repeated="16383"/>
        </table:table-row>
        <table:table-row table:style-name="ro1">
          <table:table-cell office:value-type="float" office:value="4.0185150009999999" table:style-name="ce1">
            <text:p>4.018515001</text:p>
          </table:table-cell>
          <table:table-cell table:number-columns-repeated="16383"/>
        </table:table-row>
        <table:table-row table:style-name="ro1">
          <table:table-cell office:value-type="float" office:value="3.633569499" table:style-name="ce1">
            <text:p>3.633569499</text:p>
          </table:table-cell>
          <table:table-cell table:number-columns-repeated="16383"/>
        </table:table-row>
        <table:table-row table:number-rows-repeated="104850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Robin Olofsson</meta:initial-creator>
    <dc:creator>Robin Olofsson</dc:creator>
    <meta:creation-date>2019-12-09T17:13:55Z</meta:creation-date>
    <dc:date>2019-12-09T18:05:25Z</dc:date>
  </office:meta>
</office:document-meta>
</file>